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Task</text:p>
          </table:table-cell>
          <table:table-cell office:value-type="string" calcext:value-type="string">
            <text:p>Hr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 arduino code – a4988 drive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duino code – rpi connec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pi code – arduino connection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chematic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duino mouting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duino – a4988 wi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pi – arduino wiring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max spe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v/s</text:p>
          </table:table-cell>
        </table:table-row>
        <table:table-row table:style-name="ro1">
          <table:table-cell/>
          <table:table-cell office:value-type="string" calcext:value-type="string">
            <text:p>step Hz</text:p>
          </table:table-cell>
          <table:table-cell table:formula="of:=5*800" office:value-type="float" office:value="4000" calcext:value-type="float">
            <text:p>4000</text:p>
          </table:table-cell>
          <table:table-cell office:value-type="string" calcext:value-type="string">
            <text:p>H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9">0000-00-00</text:date>, <text:time style:data-style-name="N2" text:time-value="16:20:37.2881434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9T14:28:07.164173249</meta:creation-date>
    <dc:date>2020-12-19T16:21:51.756524056</dc:date>
    <meta:editing-duration>PT8M29S</meta:editing-duration>
    <meta:editing-cycles>2</meta:editing-cycles>
    <meta:generator>LibreOffice/6.0.7.3$Linux_X86_64 LibreOffice_project/00m0$Build-3</meta:generator>
    <meta:document-statistic meta:table-count="1" meta:cell-count="22" meta:object-count="0"/>
  </office:meta>
</office:document-meta>
</file>